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835in" svg:y="2.3508in">
            <draw:object draw:notify-on-update-of-ranges="Sheet1.F2:Sheet1.F2 Sheet1.F3:Sheet1.F13 Sheet1.G2:Sheet1.G2 Sheet1.G3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nbVariables</text:p>
          </table:table-cell>
          <table:table-cell office:value-type="string" calcext:value-type="string">
            <text:p>nbConstraints</text:p>
          </table:table-cell>
          <table:table-cell office:value-type="string" calcext:value-type="string">
            <text:p>nbTuples</text:p>
          </table:table-cell>
          <table:table-cell office:value-type="string" calcext:value-type="string">
            <text:p>nbRes</text:p>
          </table:table-cell>
          <table:table-cell office:value-type="string" calcext:value-type="string">
            <text:p>durete</text:p>
          </table:table-cell>
          <table:table-cell office:value-type="string" calcext:value-type="string">
            <text:p>%ayantaumoins1so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11" calcext:value-type="float">
            <text:p>211</text:p>
          </table:table-cell>
          <table:table-cell office:value-type="float" office:value="0.269896" calcext:value-type="float">
            <text:p>0.269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0.280277" calcext:value-type="float">
            <text:p>0.280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5" calcext:value-type="float">
            <text:p>205</text:p>
          </table:table-cell>
          <table:table-cell office:value-type="float" office:value="0.290657" calcext:value-type="float">
            <text:p>0.290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office:value-type="float" office:value="0.301038" calcext:value-type="float">
            <text:p>0.301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9" calcext:value-type="float">
            <text:p>199</text:p>
          </table:table-cell>
          <table:table-cell office:value-type="float" office:value="0.311419" calcext:value-type="float">
            <text:p>0.311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6" calcext:value-type="float">
            <text:p>196</text:p>
          </table:table-cell>
          <table:table-cell office:value-type="float" office:value="0.321799" calcext:value-type="float">
            <text:p>0.321799</text:p>
          </table:table-cell>
          <table:table-cell office:value-type="float" office:value="0.7333" calcext:value-type="float">
            <text:p>0.7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3" calcext:value-type="float">
            <text:p>193</text:p>
          </table:table-cell>
          <table:table-cell office:value-type="float" office:value="0.33218" calcext:value-type="float">
            <text:p>0.33218</text:p>
          </table:table-cell>
          <table:table-cell office:value-type="float" office:value="0.0333" calcext:value-type="float">
            <text:p>0.0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0.342561" calcext:value-type="float">
            <text:p>0.34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4" calcext:value-type="float">
            <text:p>184</text:p>
          </table:table-cell>
          <table:table-cell office:value-type="float" office:value="0.363322" calcext:value-type="float">
            <text:p>0.363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1" calcext:value-type="float">
            <text:p>181</text:p>
          </table:table-cell>
          <table:table-cell office:value-type="float" office:value="0.373702" calcext:value-type="float">
            <text:p>0.373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78" calcext:value-type="float">
            <text:p>178</text:p>
          </table:table-cell>
          <table:table-cell office:value-type="float" office:value="0.384083" calcext:value-type="float">
            <text:p>0.38408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2:59:22.356598511</meta:creation-date>
    <dc:date>2023-11-08T23:12:50.803569012</dc:date>
    <meta:editing-duration>PT3M18S</meta:editing-duration>
    <meta:editing-cycles>1</meta:editing-cycles>
    <meta:document-statistic meta:table-count="1" meta:cell-count="91" meta:object-count="1"/>
    <meta:generator>LibreOffice/7.2.2.2$Linux_X86_64 LibreOffice_project/02b2acce88a210515b4a5bb2e46cbfb63fe97d56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cm" svg:y="0.316cm" chart:style-name="ch2">
          <text:p>Graphe de transition de phase</text:p>
        </chart:title>
        <chart:subtitle svg:x="6.951cm" svg:y="1.275cm" chart:style-name="ch3">
          <text:p>&lt;zeazeaz&gt;</text:p>
        </chart:subtitle>
        <chart:plot-area chart:style-name="ch4" table:cell-range-address="Sheet1.F2:Sheet1.G13" chart:data-source-has-labels="both" svg:x="1.331cm" svg:y="2.138cm" svg:width="14.349cm" svg:height="5.701cm">
          <chart:coordinate-region svg:x="2.058cm" svg:y="2.138cm" svg:width="13.075cm" svg:height="3.979cm"/>
          <chart:axis chart:dimension="x" chart:name="primary-x" chart:style-name="ch5" chartooo:axis-type="auto">
            <chartooo:date-scale/>
            <chart:title svg:x="7.985cm" svg:y="8.019cm" chart:style-name="ch6">
              <text:p>dureté</text:p>
            </chart:title>
            <chart:categories table:cell-range-address="Sheet1.F3:Sheet1.F13"/>
          </chart:axis>
          <chart:axis chart:dimension="y" chart:name="primary-y" chart:style-name="ch5">
            <chart:title svg:x="0.451cm" svg:y="5.442cm" chart:style-name="ch7">
              <text:p>% sol</text:p>
            </chart:title>
            <chart:grid chart:style-name="ch8" chart:class="major"/>
          </chart:axis>
          <chart:series chart:style-name="ch9" chart:values-cell-range-address="Sheet1.G3:Sheet1.G13" chart:label-cell-address="Sheet1.G2:Sheet1.G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0.280277">
                <text:p>0.280277</text:p>
                <draw:g>
                  <svg:desc>Sheet1.F3:Sheet1.F13</svg:desc>
                </draw:g>
              </table:table-cell>
              <table:table-cell office:value-type="float" office:value="1">
                <text:p>1</text:p>
                <draw:g>
                  <svg:desc>Sheet1.G3:Sheet1.G13</svg:desc>
                </draw:g>
              </table:table-cell>
            </table:table-row>
            <table:table-row>
              <table:table-cell office:value-type="float" office:value="0.290657">
                <text:p>0.290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01038">
                <text:p>0.30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1419">
                <text:p>0.311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1799">
                <text:p>0.321799</text:p>
              </table:table-cell>
              <table:table-cell office:value-type="float" office:value="0.7333">
                <text:p>0.7333</text:p>
              </table:table-cell>
            </table:table-row>
            <table:table-row>
              <table:table-cell office:value-type="float" office:value="0.33218">
                <text:p>0.33218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float" office:value="0.342561">
                <text:p>0.34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2941">
                <text:p>0.35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3322">
                <text:p>0.36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3702">
                <text:p>0.373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4083">
                <text:p>0.38408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